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T1" style:family="text">
      <style:text-properties fo:color="#005032" style:font-name="Monospace" fo:font-size="10pt" style:font-size-asian="10pt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fo:font-weight="bold" style:font-size-asian="10pt" style:font-weight-asian="bold"/>
    </style:style>
    <style:style style:name="T4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5" style:family="text">
      <style:text-properties fo:color="#642880" style:font-name="Monospace" fo:font-size="10pt" fo:font-weight="bold" style:font-size-asian="10pt" style:font-weight-asian="bold"/>
    </style:style>
    <style:style style:name="T6" style:family="text">
      <style:text-properties fo:color="#0000c0" style:font-name="Monospace" fo:font-size="10pt" fo:font-style="italic" style:font-size-asian="10pt" style:font-style-asian="italic"/>
    </style:style>
    <style:style style:name="T7" style:family="text">
      <style:text-properties fo:color="#2a00ff" style:font-name="Monospace" fo:font-size="10pt" style:font-size-asian="10pt"/>
    </style:style>
    <style:style style:name="T8" style:family="text">
      <style:text-properties fo:color="#7f0055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9" style:family="text">
      <style:text-properties fo:color="#7f0055" style:font-name="Monospace" fo:font-size="10pt" fo:font-weight="bold" style:font-size-asian="10pt" style:font-weight-asian="bold"/>
    </style:style>
    <style:style style:name="T10" style:family="text">
      <style:text-properties fo:color="#3f7f5f" style:font-name="Monospace" fo:font-size="10pt" style:font-size-asian="10pt"/>
    </style:style>
    <style:style style:name="T11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at</text:span><text:span text:style-name="T2"> </text:span><text:span text:style-name="T3">contour</text:span><text:span text:style-name="T2">(</text:span><text:span text:style-name="T1">Mat</text:span><text:span text:style-name="T2"> dest);</text:span></text:p>
      <text:p text:style-name="P1"><text:span text:style-name="T1">Mat</text:span><text:span text:style-name="T2"> </text:span><text:span text:style-name="T3">contour</text:span><text:span text:style-name="T2">(</text:span><text:span text:style-name="T1">Mat</text:span><text:span text:style-name="T2"> dest){</text:span></text:p>
      <text:p text:style-name="P1"><text:span text:style-name="T1">Mat</text:span><text:span text:style-name="T2"> dest_rect;</text:span></text:p>
      <text:p text:style-name="P2"/>
      <text:p text:style-name="P2"/>
      <text:p text:style-name="P1"><text:span text:style-name="T1">vector</text:span><text:span text:style-name="T2">&lt;</text:span><text:span text:style-name="T1">vector</text:span><text:span text:style-name="T2">&lt;</text:span><text:span text:style-name="T1">Point</text:span><text:span text:style-name="T2">&gt; &gt; contours;</text:span></text:p>
      <text:p text:style-name="P1"><text:span text:style-name="T1">vector</text:span><text:span text:style-name="T2">&lt;</text:span><text:span text:style-name="T1">Vec4i</text:span><text:span text:style-name="T2">&gt; hierarchy;</text:span></text:p>
      <text:p text:style-name="P1"><text:span text:style-name="T5">findContours</text:span><text:span text:style-name="T2">(dest.</text:span><text:span text:style-name="T5">clone</text:span><text:span text:style-name="T2">(),contours,hierarchy,</text:span><text:span text:style-name="T6">CV_RETR_TREE</text:span><text:span text:style-name="T2">,</text:span><text:span text:style-name="T6">CV_CHAIN_APPROX_SIMPLE</text:span><text:span text:style-name="T2">);</text:span></text:p>
      <text:p text:style-name="P1"><text:span text:style-name="T5">drawContours</text:span><text:span text:style-name="T2">(dest,contours,-1,</text:span><text:span text:style-name="T1">Scalar</text:span><text:span text:style-name="T2">(150,111,155),2);</text:span></text:p>
      <text:p text:style-name="P1"><text:span text:style-name="T5">imshow</text:span><text:span text:style-name="T2">(</text:span><text:span text:style-name="T7">"countour_output"</text:span><text:span text:style-name="T2">,dest);</text:span></text:p>
      <text:p text:style-name="P2"/>
      <text:p text:style-name="P1"><text:span text:style-name="T1">Point</text:span><text:span text:style-name="T2"> t;</text:span></text:p>
      <text:p text:style-name="P1"><text:span text:style-name="T8">for</text:span><text:span text:style-name="T4"> (</text:span><text:span text:style-name="T8">int</text:span><text:span text:style-name="T4"> i=0;i&lt;contours.size();i++){</text:span></text:p>
      <text:p text:style-name="P1"><text:span text:style-name="T10">// </text:span><text:span text:style-name="T11">cout</text:span><text:span text:style-name="T10">&lt;&lt;contours.size()&lt;&lt;endl;</text:span></text:p>
      <text:p text:style-name="P1"><text:span text:style-name="T2"><text:tab/></text:span><text:span text:style-name="T9">double</text:span><text:span text:style-name="T2"> cont =</text:span><text:span text:style-name="T5">contourArea</text:span><text:span text:style-name="T2">(contours[i],</text:span><text:span text:style-name="T9">false</text:span><text:span text:style-name="T2">);</text:span></text:p>
      <text:p text:style-name="P1"><text:span text:style-name="T2"><text:tab/>cout&lt;&lt;cont&lt;&lt;</text:span><text:span text:style-name="T5">endl</text:span><text:span text:style-name="T2">;</text:span></text:p>
      <text:p text:style-name="P1"><text:span text:style-name="T5">imshow</text:span><text:span text:style-name="T2">(</text:span><text:span text:style-name="T7">"text"</text:span><text:span text:style-name="T2">,dest);</text:span></text:p>
      <text:p text:style-name="P1"><text:span text:style-name="T2">cout&lt;&lt;</text:span><text:span text:style-name="T7">"text"</text:span><text:span text:style-name="T2">&lt;&lt;</text:span><text:span text:style-name="T5">endl</text:span><text:span text:style-name="T2">;</text:span></text:p>
      <text:p text:style-name="P3">}</text:p>
      <text:p text:style-name="P1"><text:span text:style-name="T9">return</text:span><text:span text:style-name="T2"> dest;</text:span></text:p>
      <text:p text:style-name="P3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00:08:03.325814543</meta:creation-date>
    <meta:editing-duration>PT18H18M11S</meta:editing-duration>
    <meta:editing-cycles>2</meta:editing-cycles>
    <meta:generator>LibreOffice/4.2.8.2$Linux_X86_64 LibreOffice_project/420m0$Build-2</meta:generator>
    <dc:date>2017-03-18T18:41:47.101817143</dc:date>
    <meta:document-statistic meta:table-count="0" meta:image-count="0" meta:object-count="0" meta:page-count="1" meta:paragraph-count="18" meta:word-count="33" meta:character-count="471" meta:non-whitespace-character-count="454"/>
  </office:meta>
</office:document-meta>
</file>